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ec0e" officeooo:paragraph-rsid="001bec0e"/>
    </style:style>
    <style:style style:name="P2" style:family="paragraph" style:parent-style-name="Standard" style:list-style-name="L1">
      <style:text-properties officeooo:rsid="001bec0e" officeooo:paragraph-rsid="001c45aa"/>
    </style:style>
    <style:style style:name="P3" style:family="paragraph" style:parent-style-name="Standard" style:list-style-name="L1">
      <style:text-properties officeooo:rsid="001bec0e" officeooo:paragraph-rsid="001e5d72"/>
    </style:style>
    <style:style style:name="P4" style:family="paragraph" style:parent-style-name="Standard" style:list-style-name="L1">
      <style:text-properties officeooo:paragraph-rsid="001e5d72"/>
    </style:style>
    <style:style style:name="P5" style:family="paragraph" style:parent-style-name="Standard" style:list-style-name="L1">
      <style:text-properties officeooo:rsid="001c45aa" officeooo:paragraph-rsid="001e5d72"/>
    </style:style>
    <style:style style:name="P6" style:family="paragraph" style:parent-style-name="Standard" style:list-style-name="L1">
      <style:text-properties officeooo:rsid="001d4fd5" officeooo:paragraph-rsid="001d4fd5"/>
    </style:style>
    <style:style style:name="P7" style:family="paragraph" style:parent-style-name="Standard" style:list-style-name="L1">
      <style:text-properties officeooo:rsid="001d4fd5" officeooo:paragraph-rsid="001e5d72"/>
    </style:style>
    <style:style style:name="P8" style:family="paragraph" style:parent-style-name="Standard" style:list-style-name="L1">
      <style:text-properties officeooo:rsid="001d4fd5" officeooo:paragraph-rsid="001fdfb1"/>
    </style:style>
    <style:style style:name="P9" style:family="paragraph" style:parent-style-name="Standard" style:list-style-name="L1">
      <style:text-properties officeooo:rsid="001e1f05" officeooo:paragraph-rsid="001e5d72"/>
    </style:style>
    <style:style style:name="P10" style:family="paragraph" style:parent-style-name="Standard" style:list-style-name="L1">
      <style:text-properties officeooo:rsid="001e5d72" officeooo:paragraph-rsid="001e5d72"/>
    </style:style>
    <style:style style:name="P11" style:family="paragraph" style:parent-style-name="Standard" style:list-style-name="L1">
      <style:text-properties officeooo:rsid="001fdfb1" officeooo:paragraph-rsid="001fdfb1"/>
    </style:style>
    <style:style style:name="T1" style:family="text">
      <style:text-properties officeooo:rsid="001bec0e"/>
    </style:style>
    <style:style style:name="T2" style:family="text">
      <style:text-properties officeooo:rsid="001c45aa"/>
    </style:style>
    <style:style style:name="T3" style:family="text">
      <style:text-properties officeooo:rsid="001d4fd5"/>
    </style:style>
    <style:style style:name="T4" style:family="text">
      <style:text-properties officeooo:rsid="001e5d72"/>
    </style:style>
    <style:style style:name="T5" style:family="text">
      <style:text-properties officeooo:rsid="001fdf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ordnung <text:span text:style-name="T5">der</text:span> Arbeitspakete</text:p>
      <text:p text:style-name="P1"/>
      <text:list xml:id="list109907244603019359" text:style-name="L1">
        <text:list-item>
          <text:p text:style-name="P4"><text:span text:style-name="T1">Projektorga, Aufteilung der Themen:</text:span></text:p>
          <text:list>
            <text:list-header>
              <text:p text:style-name="P4"><text:span text:style-name="T1">Lucas, Middeke, Sanio</text:span></text:p>
            </text:list-header>
          </text:list>
        </text:list-item>
        <text:list-item>
          <text:p text:style-name="P9">vorläufige Projektdokumentation:</text:p>
          <text:list>
            <text:list-header>
              <text:p text:style-name="P9">Lucas, Middeke, Sanio</text:p>
            </text:list-header>
          </text:list>
        </text:list-item>
        <text:list-item>
          <text:p text:style-name="P3">Projektbes<text:span text:style-name="T4">c</text:span>hreibung bzw Pflichtenheft:</text:p>
          <text:list>
            <text:list-header>
              <text:p text:style-name="P3">Middeke</text:p>
            </text:list-header>
          </text:list>
        </text:list-item>
        <text:list-item>
          <text:p text:style-name="P3"><text:span text:style-name="T3">Erstellung </text:span>Netzplan:</text:p>
          <text:list>
            <text:list-header>
              <text:p text:style-name="P3">Lucas</text:p>
            </text:list-header>
          </text:list>
        </text:list-item>
        <text:list-item>
          <text:p text:style-name="P3">Zuordnung der Verantwortlichen für die Arbeitspakete:</text:p>
          <text:list>
            <text:list-header>
              <text:p text:style-name="P3">Lucas, Middeke, Sanio</text:p>
            </text:list-header>
          </text:list>
        </text:list-item>
        <text:list-item>
          <text:p text:style-name="P3">Entwurf des Schulungsverlaufes:</text:p>
          <text:list>
            <text:list-item>
              <text:p text:style-name="P3"><text:span text:style-name="T2">Z</text:span>eitlicher Verlauf:</text:p>
              <text:p text:style-name="P3">Lucas, Middeke, Sani<text:span text:style-name="T2">o</text:span></text:p>
            </text:list-item>
            <text:list-item>
              <text:p text:style-name="P3"><text:span text:style-name="T2">P</text:span>ersonelle Zuordnung:</text:p>
              <text:p text:style-name="P3">Lucas, Middeke, Sanio</text:p>
            </text:list-item>
            <text:list-item>
              <text:p text:style-name="P3"><text:span text:style-name="T2">Methodeneinsatz:</text:span></text:p>
              <text:p text:style-name="P2"><text:span text:style-name="T2">Middeke</text:span></text:p>
            </text:list-item>
          </text:list>
        </text:list-item>
        <text:list-item>
          <text:p text:style-name="P5">Quiz:</text:p>
          <text:list>
            <text:list-header>
              <text:p text:style-name="P5">Lucas, Middeke</text:p>
            </text:list-header>
          </text:list>
        </text:list-item>
        <text:list-item>
          <text:p text:style-name="P5">Arbeitsunterlagen für Teilnehmer:</text:p>
          <text:list>
            <text:list-header>
              <text:p text:style-name="P5">Middeke</text:p>
            </text:list-header>
          </text:list>
        </text:list-item>
        <text:list-item>
          <text:p text:style-name="P7">Recherche</text:p>
          <text:list>
            <text:list-item>
              <text:p text:style-name="P10">LCD:</text:p>
              <text:p text:style-name="P10">Sanio</text:p>
            </text:list-item>
            <text:list-item>
              <text:p text:style-name="P10">LED:</text:p>
              <text:p text:style-name="P10">Lucas</text:p>
            </text:list-item>
            <text:list-item>
              <text:p text:style-name="P10">OLED:</text:p>
              <text:p text:style-name="P10">Middeke</text:p>
            </text:list-item>
            <text:list-item>
              <text:p text:style-name="P10">Röhre:</text:p>
              <text:p text:style-name="P10">Middeke</text:p>
            </text:list-item>
            <text:list-item>
              <text:p text:style-name="P10">TFT:</text:p>
              <text:p text:style-name="P10">Lucas, Middeke, Sanio</text:p>
            </text:list-item>
            <text:list-item>
              <text:p text:style-name="P10">Projektmanagement-methoden (Github, Piratenpad):</text:p>
              <text:p text:style-name="P10">Middeke</text:p>
            </text:list-item>
            <text:list-item>
              <text:p text:style-name="P7">Schulungsmethoden:</text:p>
              <text:p text:style-name="P6"><text:span text:style-name="T4">Lucas, </text:span>Middeke, <text:span text:style-name="T4">Sanio</text:span></text:p>
            </text:list-item>
          </text:list>
        </text:list-item>
        <text:list-item>
          <text:p text:style-name="P6">Entwicklung der Schulung:</text:p>
          <text:list>
            <text:list-header>
              <text:p text:style-name="P6">Lucas, Middeke, Sanio</text:p>
            </text:list-header>
          </text:list>
        </text:list-item>
        <text:list-item>
          <text:p text:style-name="P8">Erweiterte Projektdokumentation:</text:p>
          <text:list>
            <text:list-item>
              <text:p text:style-name="P8">Netzplan: <text:span text:style-name="T5">Lucas</text:span></text:p>
              <text:p text:style-name="P8">Middeke</text:p>
            </text:list-item>
          </text:list>
        </text:list-item>
        <text:list-item>
          <text:p text:style-name="P8">Revision und Zusammentragung der Präsentation:</text:p>
          <text:list>
            <text:list-header>
              <text:p text:style-name="P8">Lucas, Middeke</text:p>
            </text:list-header>
          </text:list>
        </text:list-item>
        <text:list-item>
          <text:p text:style-name="P10">Erstellen des zeitlichen Ablaufs:</text:p>
          <text:list>
            <text:list-header>
              <text:p text:style-name="P10"><text:soft-page-break/>Lucas, Middeke, Sanio</text:p>
            </text:list-header>
          </text:list>
        </text:list-item>
        <text:list-item>
          <text:p text:style-name="P11">Finale Besprechung/ Abgabe:</text:p>
          <text:list>
            <text:list-header>
              <text:p text:style-name="P11">Lucas, Middeke, Sanio</text:p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5T20:35:35.168896991</meta:creation-date>
    <dc:date>2017-06-15T21:42:14.012589536</dc:date>
    <meta:editing-duration>PT10M8S</meta:editing-duration>
    <meta:editing-cycles>1</meta:editing-cycles>
    <meta:document-statistic meta:table-count="0" meta:image-count="0" meta:object-count="0" meta:page-count="2" meta:paragraph-count="48" meta:word-count="152" meta:character-count="955" meta:non-whitespace-character-count="898"/>
    <meta:generator>LibreOffice/5.2.7.2$Linux_X86_64 LibreOffice_project/20m0$Build-2</meta:generator>
  </office:meta>
</office:document-meta>
</file>